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lata" svg:font-family="Alata"/>
    <style:font-face style:name="Atial" svg:font-family="Atial"/>
    <style:font-face style:name="Montserrat" svg:font-family="Montserrat"/>
    <style:font-face style:name="Open Sans" svg:font-family="'Open Sans'"/>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2">
      <style:paragraph-properties fo:line-height="100%" fo:text-align="center" style:justify-single-word="false"/>
      <style:text-properties fo:font-variant="normal" fo:text-transform="none" fo:color="#2e7193" style:font-name="Alata" fo:font-size="39.0499992370605pt" fo:letter-spacing="normal" fo:font-style="normal" fo:font-weight="normal" style:font-size-asian="8.75pt" style:font-size-complex="10pt"/>
    </style:style>
    <style:style style:name="P2" style:family="paragraph" style:parent-style-name="Heading_20_3">
      <style:paragraph-properties fo:line-height="150%" fo:text-align="center" style:justify-single-word="false"/>
      <style:text-properties fo:font-variant="normal" fo:text-transform="none" fo:color="#1c465d" style:font-name="Montserrat" fo:font-size="7.80000019073486pt" fo:letter-spacing="normal" fo:font-style="normal" fo:font-weight="normal" style:font-size-asian="8.75pt" style:font-size-complex="10pt"/>
    </style:style>
    <style:style style:name="P3" style:family="paragraph" style:parent-style-name="Heading_20_3">
      <style:paragraph-properties fo:line-height="100%" fo:text-align="center" style:justify-single-word="false"/>
      <style:text-properties fo:font-variant="normal" fo:text-transform="none" fo:color="#1c465d" style:font-name="Montserrat" fo:font-size="12pt" fo:letter-spacing="normal" fo:font-style="normal" fo:font-weight="normal" style:font-size-asian="12pt" style:font-size-complex="12pt"/>
    </style:style>
    <style:style style:name="P4" style:family="paragraph" style:parent-style-name="Standard">
      <style:paragraph-properties fo:line-height="150%"/>
      <style:text-properties fo:font-variant="normal" fo:text-transform="none" fo:color="#000000" style:font-name="Open Sans" fo:font-size="7.80000019073486pt" fo:letter-spacing="normal" fo:font-style="normal" fo:font-weight="normal" style:font-size-asian="8.75pt" style:font-size-complex="10pt"/>
    </style:style>
    <style:style style:name="P5" style:family="paragraph" style:parent-style-name="Standard">
      <style:paragraph-properties fo:line-height="150%" fo:text-align="center" style:justify-single-word="false"/>
      <style:text-properties fo:font-variant="normal" fo:text-transform="none" fo:color="#000000" style:font-name="Open Sans" fo:font-size="7.80000019073486pt" fo:letter-spacing="normal" fo:font-style="normal" fo:font-weight="normal" style:font-size-asian="8.75pt" style:font-size-complex="10pt"/>
    </style:style>
    <style:style style:name="P6" style:family="paragraph" style:parent-style-name="Text_20_body">
      <style:paragraph-properties fo:line-height="100%" fo:text-align="center" style:justify-single-word="false"/>
      <style:text-properties fo:font-variant="normal" fo:text-transform="none" fo:color="#454545" style:font-name="Open Sans" fo:font-size="7.80000019073486pt" fo:letter-spacing="normal" fo:font-style="normal" fo:font-weight="normal" style:font-size-asian="8.75pt" style:font-size-complex="10pt"/>
    </style:style>
    <style:style style:name="P7" style:family="paragraph" style:parent-style-name="Text_20_body">
      <style:paragraph-properties fo:line-height="100%" fo:text-align="center" style:justify-single-word="false"/>
    </style:style>
    <style:style style:name="P8" style:family="paragraph" style:parent-style-name="Text_20_body">
      <style:paragraph-properties fo:text-align="center" style:justify-single-word="false"/>
    </style:style>
    <style:style style:name="T1" style:family="text">
      <style:text-properties fo:font-variant="normal" fo:text-transform="none" fo:color="#1c465d" style:font-name="Montserrat" fo:letter-spacing="normal" fo:font-style="normal" fo:font-weight="normal"/>
    </style:style>
    <style:style style:name="T2" style:family="text">
      <style:text-properties fo:font-variant="normal" fo:text-transform="none" fo:color="#1c465d" style:font-name="Montserrat" fo:letter-spacing="normal" fo:font-style="normal" fo:font-weight="normal" officeooo:rsid="001391ac"/>
    </style:style>
    <style:style style:name="T3" style:family="text">
      <style:text-properties fo:font-variant="normal" fo:text-transform="none" fo:color="#000000" style:font-name="Montserrat" fo:font-size="7.80000019073486pt" fo:letter-spacing="normal" fo:font-style="normal" fo:font-weight="normal" style:font-size-asian="8.75pt" style:font-size-complex="10pt"/>
    </style:style>
    <style:style style:name="T4" style:family="text">
      <style:text-properties fo:font-variant="normal" fo:text-transform="none" fo:color="#000000" style:font-name="Montserrat" fo:font-size="7.80000019073486pt" fo:letter-spacing="normal" fo:font-style="normal" fo:font-weight="normal" officeooo:rsid="0012a778" style:font-size-asian="8.75pt" style:font-size-complex="10pt"/>
    </style:style>
    <style:style style:name="T5" style:family="text">
      <style:text-properties fo:font-variant="normal" fo:text-transform="none" fo:color="#000000" style:font-name="Montserrat" fo:font-size="7.80000019073486pt" fo:letter-spacing="normal" fo:font-style="normal" fo:font-weight="normal" officeooo:rsid="001391ac" style:font-size-asian="8.75pt" style:font-size-complex="10pt"/>
    </style:style>
    <style:style style:name="T6" style:family="text">
      <style:text-properties fo:font-variant="normal" fo:text-transform="none" fo:color="#000000" style:font-name="Montserrat" fo:font-size="7.80000019073486pt" fo:letter-spacing="normal" fo:font-style="normal" fo:font-weight="normal"/>
    </style:style>
    <style:style style:name="T7" style:family="text">
      <style:text-properties fo:font-variant="normal" fo:text-transform="none" fo:color="#000000" style:font-name="Montserrat" fo:font-size="7.80000019073486pt" fo:letter-spacing="normal" fo:font-style="normal" fo:font-weight="normal" officeooo:rsid="001391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
      <text:h text:style-name="P1" text:outline-level="2">Health Management</text:h>
      <text:h text:style-name="P3" text:outline-level="3">Wir steigern das Potential von MitarbeiternInnen und Unternehmen</text:h>
      <text:p text:style-name="P6"/>
      <text:p text:style-name="P7"><text:span text:style-name="T3">Gesunde und motivierte MitarbeiterInnen sind die wichtigste Wirtschaftskraft eines Unternehmens. Sie stellen den </text:span><text:span text:style-name="T5">bedeutendsten</text:span><text:span text:style-name="T3"> </text:span><text:span text:style-name="T5">Produktivitätsfaktor</text:span><text:span text:style-name="T3"> der Zukunft dar. </text:span><text:span text:style-name="T5">Wir fördern mit Ihnen zusammen m</text:span><text:span text:style-name="T3">it </text:span><text:span text:style-name="T4">einem holistischem und proaktivem </text:span><text:span text:style-name="T3">Gesundheitsmanagement </text:span><text:span text:style-name="T5">die Gesundheit Ihrer Mitarbeiter und</text:span><text:span text:style-name="T3"> </text:span><text:span text:style-name="T5">sorgen für die</text:span><text:span text:style-name="T3"> Zukunft </text:span><text:span text:style-name="T4">Ihres</text:span><text:span text:style-name="T3"> Unternehmens </text:span><text:span text:style-name="T5">vor</text:span><text:span text:style-name="T3">.</text:span></text:p>
      <text:p text:style-name="P8"><text:line-break/><text:span text:style-name="T2">Ihre Mitarbeiter</text:span><text:span text:style-name="T1"> sind der wertvollste Leistungsfaktor Ihres Unternehmens</text:span></text:p>
      <text:p text:style-name="P8"><text:span text:style-name="T7">Mit unserem proaktivem Ansatz verstehen wir Unternehmensg</text:span><text:span text:style-name="T6">esundheit </text:span><text:span text:style-name="T7">als eigenen </text:span><text:span text:style-name="T6">Managementbereich. </text:span><text:span text:style-name="T7">Unsere Strategie verfolgt hierbei einem holistischen Konzept, welches sowohl Körper als auch Geist umfasst. </text:span><text:span text:style-name="T6">Dadurch wird die Leistungs- </text:span><text:span text:style-name="T7">und Motivations</text:span><text:span text:style-name="T6">fähigkeit <text:s/></text:span><text:span text:style-name="T7">Ihrer </text:span><text:span text:style-name="T6"><text:s/>MitarbeiterInnen langfristig erhalten.</text:span></text:p>
      <text:p text:style-name="Text_20_body"/>
      <text:p text:style-name="P5"/>
      <text:p text:style-name="P4"/>
      <text:p text:style-name="Standard"/>
      <text:p text:style-name="P4">Wir haben eine Toolbox von Analysen und Coachings entwickelt, um den Körper in seine ursprüngliche Balance zu führen. Wir behandeln keine Symptome, sondern Ursachen von Problemen. Unsere Lösungsansätze sind individuell und integrativ, denn wir beleuchten Gesundheit von allen relevanten Perspektiven. Die Interventionen und Therapien sind personalisiert und werden gemeinsam mit dem Klienten erarbeitet. Dadurch können Gesundheit und Wohlbefinden nachhaltig gesteigert werde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lata" svg:font-family="Alata"/>
    <style:font-face style:name="Atial" svg:font-family="Atial"/>
    <style:font-face style:name="Montserrat" svg:font-family="Montserrat"/>
    <style:font-face style:name="Open Sans" svg:font-family="'Open Sans'"/>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1-15T21:55:56.487861724</meta:creation-date>
    <dc:date>2022-11-16T20:39:20.839507617</dc:date>
    <meta:editing-duration>PT22H33M13S</meta:editing-duration>
    <meta:editing-cycles>3</meta:editing-cycles>
    <meta:generator>LibreOffice/6.4.7.2$MacOSX_X86_64 LibreOffice_project/639b8ac485750d5696d7590a72ef1b496725cfb5</meta:generator>
    <meta:document-statistic meta:table-count="0" meta:image-count="0" meta:object-count="0" meta:page-count="1" meta:paragraph-count="6" meta:word-count="154" meta:character-count="1274" meta:non-whitespace-character-count="1123"/>
  </office:meta>
</office:document-meta>
</file>